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d978" officeooo:paragraph-rsid="001ed978"/>
    </style:style>
    <style:style style:name="P2" style:family="paragraph" style:parent-style-name="Standard">
      <style:text-properties officeooo:rsid="001f2467" officeooo:paragraph-rsid="001f2467"/>
    </style:style>
    <style:style style:name="P3" style:family="paragraph" style:parent-style-name="Standard">
      <style:text-properties officeooo:rsid="00204484" officeooo:paragraph-rsid="00204484"/>
    </style:style>
    <style:style style:name="P4" style:family="paragraph" style:parent-style-name="Standard">
      <style:text-properties officeooo:rsid="001ed978" officeooo:paragraph-rsid="00210cc1"/>
    </style:style>
    <style:style style:name="P5" style:family="paragraph" style:parent-style-name="Standard">
      <style:text-properties officeooo:rsid="001ed978" officeooo:paragraph-rsid="001ed978"/>
    </style:style>
    <style:style style:name="P6" style:family="paragraph" style:parent-style-name="Standard">
      <style:text-properties officeooo:rsid="001ed978" officeooo:paragraph-rsid="0021b304"/>
    </style:style>
    <style:style style:name="P7" style:family="paragraph" style:parent-style-name="Standard">
      <style:text-properties fo:font-weight="bold" officeooo:rsid="001ed978" officeooo:paragraph-rsid="001ed978" style:font-weight-asian="bold" style:font-weight-complex="bold"/>
    </style:style>
    <style:style style:name="P8" style:family="paragraph" style:parent-style-name="Standard">
      <style:text-properties officeooo:rsid="0022d965" officeooo:paragraph-rsid="0022d965"/>
    </style:style>
    <style:style style:name="P9" style:family="paragraph" style:parent-style-name="Standard">
      <style:text-properties officeooo:rsid="001f2467" officeooo:paragraph-rsid="001f2467"/>
    </style:style>
    <style:style style:name="T1" style:family="text">
      <style:text-properties officeooo:rsid="002044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0cc1"/>
    </style:style>
    <style:style style:name="T4" style:family="text">
      <style:text-properties officeooo:rsid="0021b304"/>
    </style:style>
    <style:style style:name="T5" style:family="text">
      <style:text-properties officeooo:rsid="0022d965"/>
    </style:style>
    <style:style style:name="T6" style:family="text">
      <style:text-properties officeooo:rsid="00240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easurement</text:span> </text:p>
      <text:p text:style-name="P1"/>
      <text:p text:style-name="P4">- Office of <text:span text:style-name="T3">S</text:span>tudies</text:p>
      <text:p text:style-name="P4"><text:tab/><text:span text:style-name="T3">-</text:span> measurements about students (registrations, successful finish, <text:span text:style-name="T5">dropouts,</text:span> courses)</text:p>
      <text:p text:style-name="P4"><text:span text:style-name="T3"><text:tab/>- measurements about courses (registrations, finish rates, questionnaires)</text:span></text:p>
      <text:p text:style-name="P4"><text:tab/><text:span text:style-name="T3">- measurements about theses (number of finished, failed, available)</text:span></text:p>
      <text:p text:style-name="P1"/>
      <text:p text:style-name="P4">- shopping center </text:p>
      <text:p text:style-name="P4"><text:span text:style-name="T3"><text:tab/>- </text:span>orders <text:span text:style-name="T3">(numbers, prices, interest)</text:span></text:p>
      <text:p text:style-name="P4"><text:span text:style-name="T3"><text:tab/>- b</text:span>udgets for labs <text:span text:style-name="T3">(depends on the lab activities, achievements)</text:span></text:p>
      <text:p text:style-name="P4"><text:span text:style-name="T3"><text:tab/>-</text:span> facultie<text:span text:style-name="T3">s budgets (for general equipment, students requests)</text:span></text:p>
      <text:p text:style-name="P1"/>
      <text:p text:style-name="P4">- document server</text:p>
      <text:p text:style-name="P4"><text:span text:style-name="T3"><text:tab/>- </text:span>free space <text:span text:style-name="T3">measurements</text:span></text:p>
      <text:p text:style-name="P4"><text:span text:style-name="T3"><text:tab/>- specific documents tracking measurements </text:span>(bc, mgr theses, <text:span text:style-name="T3">similar </text:span>study materials)</text:p>
      <text:p text:style-name="P1"/>
      <text:p text:style-name="P4">- elec<text:span text:style-name="T3">tronic application</text:span></text:p>
      <text:p text:style-name="P6"><text:span text:style-name="T3"><text:tab/>-</text:span> <text:span text:style-name="T3">number of questionnaires openings / passing statistics, pausing questionnaires measurements</text:span></text:p>
      <text:p text:style-name="P6"><text:span text:style-name="T4"><text:tab/>-</text:span> <text:span text:style-name="T4">measurements of registrations from the application point of view (e. g. all regs / deregs tracking)</text:span></text:p>
      <text:p text:style-name="P1"/>
      <text:p text:style-name="P7">Observation</text:p>
      <text:p text:style-name="P1"/>
      <text:p text:style-name="P8">marks – A, B…</text:p>
      <text:p text:style-name="P8"><text:tab/>- concrete courses</text:p>
      <text:p text:style-name="P8"><text:tab/>- concrete students</text:p>
      <text:p text:style-name="P8"><text:tab/>- office of studies measurements</text:p>
      <text:p text:style-name="P8"><text:tab/>- electronic application</text:p>
      <text:p text:style-name="P8"/>
      <text:p text:style-name="P8">registrations – final registered, final not registered, in queue…</text:p>
      <text:p text:style-name="P8"><text:tab/>- if interest is only in these values, measurement pattern otherwise</text:p>
      <text:p text:style-name="P2"/>
      <text:p text:style-name="P2">theses <text:span text:style-name="T5">- passed, failed, postponed...</text:span></text:p>
      <text:p text:style-name="P8"><text:tab/>- can be combined with marks</text:p>
      <text:p text:style-name="P8"/>
      <text:p text:style-name="P2">student</text:p>
      <text:p text:style-name="P8"><text:tab/>- origin – high school, gymnasium…</text:p>
      <text:p text:style-name="P8"><text:tab/>- <text:span text:style-name="T6">form of study – active, passive</text:span></text:p>
      <text:p text:style-name="P2"/>
      <text:p text:style-name="P2">Name (optional)</text:p>
      <text:p text:style-name="P2">- v podstate kazdy objekt v class diagrame moze byt pomenovany</text:p>
      <text:p text:style-name="P2"/>
      <text:p text:style-name="P2">Identification scheme</text:p>
      <text:p text:style-name="P2">- User – UCO, inet, rodne cislo, prezyvka (alias), xwhatever</text:p>
      <text:p text:style-name="P2">- predmety – kod, nazov</text:p>
      <text:p text:style-name="P2">- produkty – rozne nazvy</text:p>
      <text:p text:style-name="P2"/>
      <text:p text:style-name="P2">Enterprise segment </text:p>
      <text:p text:style-name="P2">- IS → Faculty → Katedra <text:span text:style-name="T1">→ obor → predmet → skupina ludi</text:span></text:p>
      <text:p text:style-name="P3"><text:soft-page-break/>- lab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9:18:48.311728359</meta:creation-date>
    <dc:date>2017-03-14T08:52:12.185639812</dc:date>
    <meta:editing-duration>PT17M14S</meta:editing-duration>
    <meta:editing-cycles>4</meta:editing-cycles>
    <meta:generator>LibreOffice/5.2.6.1$Linux_X86_64 LibreOffice_project/20$Build-1</meta:generator>
    <meta:document-statistic meta:table-count="0" meta:image-count="0" meta:object-count="0" meta:page-count="2" meta:paragraph-count="37" meta:word-count="215" meta:character-count="1472" meta:non-whitespace-character-count="1266"/>
  </office:meta>
</office:document-meta>
</file>